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f797" officeooo:paragraph-rsid="000ff797"/>
    </style:style>
    <style:style style:name="P2" style:family="paragraph" style:parent-style-name="Standard">
      <style:text-properties officeooo:rsid="00123031" officeooo:paragraph-rsid="00123031"/>
    </style:style>
    <style:style style:name="P3" style:family="paragraph" style:parent-style-name="Standard">
      <style:text-properties officeooo:rsid="0015cf6a" officeooo:paragraph-rsid="00123031"/>
    </style:style>
    <style:style style:name="P4" style:family="paragraph" style:parent-style-name="Standard">
      <style:text-properties officeooo:rsid="0017944e" officeooo:paragraph-rsid="0017944e"/>
    </style:style>
    <style:style style:name="P5" style:family="paragraph" style:parent-style-name="Standard">
      <style:text-properties officeooo:rsid="00187ae1" officeooo:paragraph-rsid="00187ae1"/>
    </style:style>
    <style:style style:name="P6" style:family="paragraph" style:parent-style-name="Standard">
      <style:text-properties officeooo:rsid="001881e0" officeooo:paragraph-rsid="001881e0"/>
    </style:style>
    <style:style style:name="P7" style:family="paragraph" style:parent-style-name="Standard">
      <style:text-properties fo:font-size="15pt" officeooo:rsid="000ff797" officeooo:paragraph-rsid="000ff797" style:font-size-asian="15pt" style:font-size-complex="15pt"/>
    </style:style>
    <style:style style:name="T1" style:family="text">
      <style:text-properties officeooo:rsid="001bef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XC 컨테이너 생성하고 조작하기</text:p>
      <text:p text:style-name="P1"/>
      <text:p text:style-name="P1">네임스페이스와 cgroup을 생성하고 조작하는 일과 LXC가 하는 일은 같다.</text:p>
      <text:p text:style-name="P1">LXC도구는 liblxc API에 정의된 기능을 수행한다.</text:p>
      <text:p text:style-name="P1"/>
      <text:p text:style-name="P1">LXC는 다양한 리눅스 배포판에 루트 파일시스템을 생성하기 위한 템플릿으로 패키징되어있다.</text:p>
      <text:p text:style-name="P2">이 템플릿을 사용해 여러 컨테이너를 생성할 수 있다.</text:p>
      <text:p text:style-name="P2"/>
      <text:p text:style-name="P2">templates 디렉토리에 있는 스크립트들은 대부분 chroot환경을 생성한다. </text:p>
      <text:p text:style-name="P2"/>
      <text:p text:style-name="P2">lxc-download 템플릿을 사용해 컨테이너를 생성한다. 해당 파일은 os정보를 입력받고 루트 파일시스템과 시스템 설정 파일을 생성하기 위해 적절한 템플릿을 사용한다.</text:p>
      <text:p text:style-name="P3"/>
      <text:p text:style-name="P4">lxc-attach명령어로 실행중인 컨테이너 내의 프로세스를 실행할 수 있다.</text:p>
      <text:p text:style-name="P4"/>
      <text:p text:style-name="P5">var/lib/lxc/에 컨테이너에 대한 파일들이 있다. 따라서 디렉터리에 있는 파일을 직접 변경하거나 chroot명령을 사용해 컨테이너를 조작할 수 있다.</text:p>
      <text:p text:style-name="P5"/>
      <text:p text:style-name="P6"><text:span text:style-name="T1">ssh </text:span>10.0.3.152로 바로 컨테이너에 접속 가능하다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4:46:14.750832119</meta:creation-date>
    <dc:date>2019-04-04T16:59:49.370011136</dc:date>
    <meta:editing-duration>PT2H3M11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310" meta:character-count="476" meta:non-whitespace-character-count="391"/>
  </office:meta>
</office:document-meta>
</file>